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5c6b"/>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officeooo:paragraph-rsid="001540bb" style:font-style-asian="normal" style:font-style-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6pt" fo:font-weight="bold" officeooo:paragraph-rsid="00135c6b" style:font-size-asian="16pt" style:font-weight-asian="bold" style:font-size-complex="16pt"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break-before="page"/>
      <style:text-properties fo:font-size="16pt" fo:font-weight="bold" style:font-size-asian="16pt" style:font-weight-asian="bold" style:font-size-complex="16pt" style:font-weight-complex="bold"/>
    </style:style>
    <style:style style:name="P9" style:family="paragraph" style:parent-style-name="Standard">
      <style:paragraph-properties fo:break-before="page"/>
      <style:text-properties fo:font-size="16pt" fo:font-weight="bold" officeooo:paragraph-rsid="00135c6b" style:font-size-asian="16pt" style:font-weight-asian="bold" style:font-size-complex="16pt" style:font-weight-complex="bold"/>
    </style:style>
    <style:style style:name="P10" style:family="paragraph" style:parent-style-name="Standard">
      <style:paragraph-properties fo:break-before="page"/>
      <style:text-properties fo:font-size="16pt" fo:font-style="normal" fo:font-weight="bold" officeooo:rsid="001540bb" officeooo:paragraph-rsid="001540bb" style:font-size-asian="16pt" style:font-style-asian="normal" style:font-weight-asian="bold" style:font-size-complex="16pt" style:font-style-complex="normal" style:font-weight-complex="bold"/>
    </style:style>
    <style:style style:name="P11" style:family="paragraph" style:parent-style-name="Standard">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135c6b"/>
    </style:style>
    <style:style style:name="T3" style:family="text">
      <style:text-properties officeooo:rsid="001540bb"/>
    </style:style>
    <style:style style:name="T4" style:family="text">
      <style:text-properties fo:font-size="16pt" style:font-size-asian="16pt" style:font-size-complex="16pt"/>
    </style:style>
    <style:style style:name="T5" style:family="text">
      <style:text-properties fo:font-size="16pt" officeooo:rsid="00135c6b" style:font-size-asian="16pt" style:font-size-complex="16pt"/>
    </style:style>
    <style:style style:name="T6" style:family="text">
      <style:text-properties fo:font-size="16pt" officeooo:rsid="001540bb"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सीन ० : (राजेन्द्र का चरित्र परिचय)</text:p>
      <text:p text:style-name="Standard"/>
      <text:p text:style-name="Standard">राजेंद्र एक कमरे में घुसा है, जहां तीन लोग एक टेबल के पीछे बैठे हुए हैं। टेबल पर एक जोड़ी चमचामाते हुए जूते रखे हैं, एक गढ़ी, और दूसरी तरफ फ्रेम किए हुए कुछ सर्टिफिकेट।</text:p>
      <text:p text:style-name="Standard">राजेंद्र : 'नमस्ते गुरु जी' (कहते हुए तीनो के जोड़ी छूटा है)</text:p>
      <text:p text:style-name="Standard">गुरुजी : आओ राजेंद्र, कैसे हो?</text:p>
      <text:p text:style-name="Standard">राजेंद्र: बढ़िया हू गुरुजी, अब आप ये जूते देंगे तो और भी बढ़िया हो जाऊंगा।</text:p>
      <text:p text:style-name="Standard">गुरुजी : हा राजेंद्र, हमने मुझे बताया... (थोड़ा हिचकिचाता है और डरते हुए बोलने की कोशिश करता है)</text:p>
      <text:p text:style-name="Standard">राजेंद्र : जी बोलिए?</text:p>
      <text:p text:style-name="Standard">गुरुजी :</text:p>
      <text:p text:style-name="Standard"/>
      <text:p text:style-name="P6"/>
      <text:p text:style-name="P9">सीन १: (ब्लैकआउट से एक आवाज़ आती है )</text:p>
      <text:p text:style-name="Standard">मेरे पास एक कहानी है . मैं ये दावे के साथ तो नहीं कह सकता की वो कहानी सिर्फ मेरी ही है , किसी और की भी हो सकती है .(धीरे धीरे ब्लैकआउट खुलता है , एक आदमी पोछा की बाल्टी लिए स्टेज में घुसता है ) आप की भी हो सकती है ! इसलिए ध्यान से सुनियेगा . हो सकता है कहानी सुनते समय मैं कई बार झूठ भी बोल दूँ . पर मैं झूठ बोल सकता हूँ . क्योकि इस कहानी के बारे में मैं ही जनता हूँ . तो जो मैं बताऊंगा वही कहानी होगी . पर एक बात तय है ,मैं कुछ भी यही नहीं बोल देता , सोच समाज कर, ताल थोक कर, पता लगा कर और सही समय पर बोलता हूँ , क्युकी मैं कहानी बताता नहीं ,सुनाता हूँ .</text:p>
      <text:p text:style-name="Standard"/>
      <text:p text:style-name="Standard">आइये पहले आपको अपना घर दिखता हूँ . अरे अपना बोल दिया क्या ? माफ़ करियेगा , मैं इस घर का नौकर हूँ . झाड़ू पोछे से लेकर खाना बनाने तक, खेत में बीज डालने से लेकर गाय को चारा डालने तक , घर का सारा काम मैं ही करता हूँ . इसके बदले में मुझे एक कमरा मिला है, और दो टाइम खाना मिल जाता है ,शाम को कमरे के बहार से टीवी देखने को मिल जाता है ,किसी को दया आ गयी तो कभी कभी चीलम भी पीने को मिल जाती है . बस और क्या चाहिए ज़िन्दगी में ? और हाँ कहानी मैं फ्री में सुना देता हु ,जो कहे जब कहे जहाँ कहे .उसकी कोई फीस नहीं . (ये सब कहते हुए वो पोछा लगा रहा था , तभी दो बच्चे कमरे में घुसते हैं और उनकइ पीछे पीछे चलते हुए एक ज़्यादा उम्र का आदमी जिसे शरीर जवानोजैसा है अता <text:s/>है . बच्चे सीधे हरी के पास जाके बैठ जाते हैं .</text:p>
      <text:p text:style-name="Standard">"हरिहर काका , कहानी सुनाओ न "</text:p>
      <text:p text:style-name="Standard">" अभी तो पोछा लगा रहा हूँ , अभी सुनोगे ?"</text:p>
      <text:p text:style-name="Standard">" है है पोछा लगाते लगते सुना दो "</text:p>
      <text:p text:style-name="Standard">" ये भी सही बात है ,ठीक है तो शुरू करता हु " (पोछा निचोड़ते हुए बोलता है) " बहुत समय पहले की बात है , एक कैदी जेल के कपडे पहने हुए ज़ोर ज़ोर से भाग रहा था और उसके पीछे पीछे <text:s/>चार पुलिस वाले भाग रहे थे ,कैदी आगे aage पुलिस वाले पीछे पीछे , कैदी दौरता हुआ एक चलती ट्रैन में लटक जाता है , पर ट्रैन के लोगो ने दरवाज़े और खिड़की बंद कर दिए थे,(// और कैदी बड़े डरावने दृश्य में एक दरवाज़े से लटका हुआ था)... " (ट्रैन की आवाज़ अति है ,और बच्चे के बोलते ही अचानक रुक जाती है)</text:p>
      <text:p text:style-name="Standard">" अरे ! अचानक ये ट्रैन कहा से आ गयी ?"</text:p>
      <text:p text:style-name="Standard">" अरे वो कैदी रेलवे स्टेशन में भाग रहा था न !"</text:p>
      <text:p text:style-name="Standard">" पर वो कैदी था तो रेलवे स्टेशन पंहुचा कैसे , कैदी तो जेल में होते हैं न?"</text:p>
      <text:p text:style-name="Standard"/>
      <text:p text:style-name="Standard">तभी राजेंद्र अपनी खटिया से उठा है और हरि को रोक देता है।</text:p>
      <text:p text:style-name="Standard">"बस बस, बहुत सुन ली कहानी अब तुम दोनो अंदर जाओ और आराम करो, धूप बहुत हो रही है!" कहर राजेंद्र दोनो बच्चो को अंदर कामरे में भेज देता है और नौकरी से कहता है</text:p>
      <text:p text:style-name="Standard">“बच्चो को क्या अलुल-जलुल कहानियां सुनाता है? अभी मेनका बहू देख लेती, तो पता है कितना दंतती तुझे”</text:p>
      <text:p text:style-name="Standard"/>
      <text:p text:style-name="P1">"मैं अलुल-जलुल कुछ भी नहीं कहता, सब कुछ सोचता-समाज कर ताल ठोक के कहता हूं!" हरि फिर कहते हैं।</text:p>
      <text:p text:style-name="Standard">बच्चे वापस आकर दरवाजे पर khade ho jate हैं, और कहते हैं मां आपसे baat karna चाहती है।</text:p>
      <text:p text:style-name="Standard">"क्या बात है, बोलो?" राजेंद्र बच्चो से पूछता है</text:p>
      <text:p text:style-name="Standard">बच्चे पीछे मिट्टी के पूछते हैं :</text:p>
      <text:p text:style-name="Standard">“माँ दादाजी पूछ रहे हैं कि क्या बात है बोलो”</text:p>
      <text:p text:style-name="Standard">फिर वैपिस मुद्दे हैं और कहते हैं :</text:p>
      <text:p text:style-name="Standard">“माँ बोल रही है kuch zaroori बात करनी है”</text:p>
      <text:p text:style-name="Standard">राजेंद्र थोडा सा विचलीत होकार कहता है</text:p>
      <text:p text:style-name="Standard">“ठीक है ठीक है, आटा हू थोड़ी देर में”</text:p>
      <text:p text:style-name="Standard">“ 'माँ दादाजी बोल रहे हैं’.....अच्छा सुन लिया? ठीक है!”</text:p>
      <text:p text:style-name="Standard"/>
      <text:p text:style-name="P5"/>
      <text:p text:style-name="P8">Scene 2 : (Poonam aur Ankit ke kamre ka drishya )</text:p>
      <text:p text:style-name="Standard"/>
      <text:p text:style-name="Standard">Rajendra : Bolo , kya baat karni thi ?</text:p>
      <text:p text:style-name="Standard"/>
      <text:p text:style-name="Standard">Aniket : Ji Bauji , wo ab Neha aur Uday dono bade ho gaye hain, to ham chahte the in garmi ki chuttiyon ke bad unka ek bade english medium school me admission kara de .</text:p>
      <text:p text:style-name="Standard"/>
      <text:p text:style-name="Standard">Rajendra: kyu hindi medium me kya dikkat hai ? </text:p>
      <text:p text:style-name="Standard"/>
      <text:p text:style-name="Standard">Poonam : aaj ke zamane me jise english nahi aati use koi nahi poochta bauji , kabhi na kabhi to school badalna hi tha .</text:p>
      <text:p text:style-name="Standard"/>
      <text:p text:style-name="Standard">Poonam Aniket ko bolne ka ishara karti hai</text:p>
      <text:p text:style-name="Standard"/>
      <text:p text:style-name="Standard">Aniket : isilie kuch paiso ki zaroorat thi , admission fees 50-50 hazar rupaye hai, mere paas itne paise nahi hain. Agar thodi si zameen bech dete to sari samasya hal ho jati .</text:p>
      <text:p text:style-name="Standard"/>
      <text:p text:style-name="Standard">Rajendra : are 10 saal se naukri kar rhe ho 1 lakh bhi nahi bacha paye , har choti baat pe zameen thodi bechi jayegi</text:p>
      <text:p text:style-name="Standard"/>
      <text:p text:style-name="Standard">Poonam : choti baat kaha hai bauji , baccho ke bhavishya ka sawal hai , kuch paise admission me laga denge , kuch paise ek aadh saal ki fees bharne me bhi madad kar denge. Itni sari zameen to hai, bechene me dikkat kya hai ?</text:p>
      <text:p text:style-name="Standard"/>
      <text:p text:style-name="Standard">Rajendra :</text:p>
      <text:p text:style-name="Standard">Baat zyada ya kam ki nahi hai , baat izzat ki hai .koi badi vipda aa jaye tabhi zameen bechi jaati hai ,gaon bhar me kitni batein hoti hain tumhe andaza bhi hai ? </text:p>
      <text:p text:style-name="Standard"/>
      <text:p text:style-name="Standard">Poonam : </text:p>
      <text:p text:style-name="Standard">Bahut izzat bhi nahi hai hamare ghar ki , 30 saal pahle jo hua uski baatein aaj bhi log karte hain .</text:p>
      <text:p text:style-name="Standard"/>
      <text:p text:style-name="Standard">Aniket tez awaaz me use tokta hai aur kahta hai :</text:p>
      <text:p text:style-name="Standard">30 saal pahle jo hua us baat ko 30 saal ho gaye Poonam,tab ke log ab boodhe ho gaye ya mar gaye hain,ab sirf suni-sunai kahaniy rah gayi hain jo auratein aapas me khud banati hain aur wahi sunati hain. </text:p>
      <text:p text:style-name="Standard"/>
      <text:p text:style-name="Standard">Poonam rote hue kahti hai: </text:p>
      <text:p text:style-name="Standard">Mujhe nahi pata aapke gaon aur aapki izzat ke bare me, meri duniya bas mere do bacche hain. <text:s/>Inko wo sare mauke dena jo mujhe kabhi nahi mile, yahi meri zindagi ka akela maqsad hai. Aur Bina paiso ke ye nhi ho payega . Is ghar ki ek aur peedhi sheher nahi dekh payegi. Is ghar ki ek aur peedhi bas sapne dekh kar rah jayegi. Main bilkul nahi chahti aisa ho ..</text:p>
      <text:p text:style-name="Standard"/>
      <text:p text:style-name="Standard">Rajendra :</text:p>
      <text:p text:style-name="Standard">Main bhi nahi chahta par zameen nahi bikegi , main kahi se paise udhaar mangta hu...</text:p>
      <text:p text:style-name="Standard"/>
      <text:p text:style-name="Standard">Poonam :</text:p>
      <text:p text:style-name="Standard">Are udhar bhi to hame hi chukana hoga na. Bantwara kar dijiye aur hamare hisse ki hi zameen bech dijiye ,thodi si zameen bik jayegi to kya farak pad jayega ?</text:p>
      <text:p text:style-name="Standard"/>
      <text:p text:style-name="Standard">Rajendra :</text:p>
      <text:p text:style-name="Standard"><text:soft-page-break/>Main tumhe nahi samja paunga ki kya farak padega. main kahi se udhar mang lunga aur kisi tarah main hi chuka dunga , paise kam pade to mujhe bhi bech dena, par na koi zameen bikegi na kabhi ghar me bantwara hoga .</text:p>
      <text:p text:style-name="Standard"/>
      <text:p text:style-name="Standard">Rajendra kamre se chla jata hai ..</text:p>
      <text:p text:style-name="Standard"/>
      <text:p text:style-name="Standard">Poonam:</text:p>
      <text:p text:style-name="Standard">Kyu nahi bole tum kuch ? Kyu karte ho unki itni izzat ?Kuch kam dham karte nahi hain aur zameen bhi nahi bechne de rhe hain ..( improve this )</text:p>
      <text:p text:style-name="Standard"/>
      <text:p text:style-name="Standard">Aniket :</text:p>
      <text:p text:style-name="Standard">Tum kya kya bol gayi Poonam tumhe pata hai ? 15 saal ke the wo jab unke pitaji mar gaye , tabse unhone akele 3 bhai aur 1 behen pali hai . Itni sari zameen thi, poora gaon chahta tha us zameen ko hadapna . Kitne hamle hue un par , kitni dhamkiyan aayi par wo date rahe . Raat raat bhar jaag kar rakhwali ki hai zameen ki , Unhe bhi kai baar paiso ki kami jhelni padi , par kabhi zameen nahi bechi .Tumhare liye sirf wo zameen ka tukda ho sakta hai jise paiso me badla jaa sakta hai . Unke liye wahi sab kuch hai . </text:p>
      <text:p text:style-name="Standard"/>
      <text:p text:style-name="P7">Bachpan se lekar aaj tak , kai log aye jinko Maine apni duniya banaya hai. Wo sab , zindagi ke kisi na kisi mukaam par, mujhe chor kar chale gaye .Mere pita , meri maa ,mere dost . Ye zamin hi thi jo hamesha mere sath rahi. Meri sabse acchi dost jo mujhe sar utha kar chalne ka ek mauka deti hai . Aur ye kahti hai “zamin hi to hai ,bech do?” .</text:p>
      <text:p text:style-name="Standard"/>
      <text:p text:style-name="P2"/>
      <text:p text:style-name="P5"/>
      <text:p text:style-name="P8">Scene 3 (the romantic scene):</text:p>
      <text:p text:style-name="Standard">Hari aur Kesha dono sadak par chalte hue apne apne gaon ki taraf jaa rhe hain. Hari jo ki dopahar ka khana khane ke liye ghar jaa raha hai aur Kesha apne bhaiyon ko khet me khana dekar <text:s/>laut rahi hai .Hari khet me hi khana khane ki jagah roz Jeth mahine ki kadi dhoop me ghar jakar khana khata hai,sirf islie ki wo kuch der Kesha se batein kar sake.</text:p>
      <text:p text:style-name="Standard"/>
      <text:p text:style-name="Standard">“Aaj bohot garmi hai na ?” - Hari batein shuru karne ki koshish krta hai .</text:p>
      <text:p text:style-name="Standard"/>
      <text:p text:style-name="Standard">“Ha ,roz ki tarah ?” Kesha dabi muskurahat me batein khatam krne ki koshish krti hai.</text:p>
      <text:p text:style-name="Standard">“Pata nahi barish kab shuru hogi .” Hari ek aur prayas karta hai.</text:p>
      <text:p text:style-name="Standard"/>
      <text:p text:style-name="Standard">“Savan ke mahine me .” Kesha fir se baat khtm kr deti hai.</text:p>
      <text:p text:style-name="Standard"/>
      <text:p text:style-name="Standard">Kuch der ki khamoshi ke bad Hari fir se kahta hai -</text:p>
      <text:p text:style-name="Standard">“Pata hai hum pichla ek hafta me 20 bigha khet me beej daal diye akele,bina bail ke ! ” </text:p>
      <text:p text:style-name="Standard"/>
      <text:p text:style-name="Standard">“Acchi baat hai .” Kesha fir se ek cold response deti hai.</text:p>
      <text:p text:style-name="Standard"/>
      <text:p text:style-name="Standard">“ ‘Bas, Acchi baat hai?’ Are tumhare teen mazdoor milke bhi ab tak bas 10 bigha khet dekh paye hain !” Kesha ke cold response ab Hari ko bechain kar rahe hain .</text:p>
      <text:p text:style-name="Standard"/>
      <text:p text:style-name="Standard">“ Tareef sunni hai kya? Tum to bohot takatwar ho !gaon me sbse jyada ,nahi jile me ya fir ho skta hai pure Uttar Pradesh me ya fir”</text:p>
      <text:p text:style-name="Standard">Kesha Hari ko chidhate hue bolna shuru krti hai aur Hari use beech me kaat deta hai .</text:p>
      <text:p text:style-name="Standard"/>
      <text:p text:style-name="Standard">“Thik hai ,uda lo mazak ! Main jaa rha hu , jhooth hi apna samay barbad karta hu . Kisi samjdar ko batata to samjta bhi”</text:p>
      <text:p text:style-name="Standard">Hari apne me hi badbadata hua uthne ki koshish karta hai .Kesha use hath pakad ke wapis bitha deti hai .</text:p>
      <text:p text:style-name="Standard"/>
      <text:p text:style-name="Standard">“Tum bade samjdar ho ? 12 baras me tum bhi school chore , 12 me ham bhi chore” bolkar hari ki taraf dekhne lagti hai ,mano pata ho ki uski baat ka jawab kya hoga .</text:p>
      <text:p text:style-name="Standard"/>
      <text:p text:style-name="Standard">“are kya bol rahi hai pagli ? 12 baras me chora tha par padha to 10vi tak na !”</text:p>
      <text:p text:style-name="Standard"/>
      <text:p text:style-name="Standard">“Are haa ji , sab pata hai hame . Bachpan se dekh aur sun rahe hain tumhari tareef aur kisse . Jab itne hi tez the to kyu chor diye padhna ? Ab tak to dactor,engineer ban gaye hote”</text:p>
      <text:p text:style-name="Standard"/>
      <text:p text:style-name="Standard">“Khet hai itna sara ,uski bhi to kisi ko dekh-rekh karni hai . Kab tak Rajendar bhaiya akele dekhte use ? Ab dekho waha bhi to naam kar rha hu pure gaon me .Pichle ek hafte me 20 ... ”</text:p>
      <text:p text:style-name="Standard"/>
      <text:p text:style-name="Standard">“Are haa haa , ek hafte me 20 bigha khet dekhe ho , aur mere teen majdoor milke bhi 10 hi bigha dekh paye . Samaj gayi ! Par mujhe pata hai ye khet khalihan tumahari vajah nahi hai padhai chorne ki. Tumhare parivar bhar ka to Rajendra bhaiya akele hi ...”</text:p>
      <text:p text:style-name="Standard"/>
      <text:p text:style-name="Standard">“ Ha bahut bal hai unme bhi , ham sab chote chote the aur pitaji mar gaye the , tab wo akele majdooro ke sath kheti karte , fasal bechte aur ham sab ko khilate pilate aur padhate...” Hari sochte hue kahta hai mano sara bachpan yad aa gaya ho</text:p>
      <text:p text:style-name="Standard">“ Par tmhare jitna bal unme bhi nahi ,hai na?” </text:p>
      <text:p text:style-name="Standard">“Haa ye baat bhi hai” </text:p>
      <text:p text:style-name="Standard">Kesha ko turant ahsaas hota hai ki usne galti se Hari ki tareef kar di hai </text:p>
      <text:p text:style-name="Standard"><text:soft-page-break/>“Haa ye baat bhi hai , Khud ki tareef karne ke liye hamesha tayar rahega , kch bhi bol dega tareef karne ko . Pagla!” </text:p>
      <text:p text:style-name="Standard">“Main yuhi kuch bhi nahi kahta ,aur tumhari baat pe hi to haa bola ..”</text:p>
      <text:p text:style-name="Standard">“Chup raho ! .... Ham jante hain log school me bacche aur master tumhara majak udate the ,usse tang aa kar tum chore the padhai”</text:p>
      <text:p text:style-name="Standard">Hari kuch nahi kahta . Kesha sach kah rahi hai, uske pas jawab nahi hai.</text:p>
      <text:p text:style-name="Standard">“Hari tumhe bhagwan ne ashirvad diya hai bal aur buddhi dono ka . Tum logo ki batein kyu sunte ho? Tum jo apni pehchan banaoge whi banegi .”</text:p>
      <text:p text:style-name="Standard">Hari ab bhi chup hai . Ye batein use bahut chubh rahi hain.</text:p>
      <text:p text:style-name="Standard">“Ab bhi der nahi hui hai Hari , yaha apna samay barbad mat karo. Is rog ko bhul jao aur aage badho , apne hunar ko apni pehchan ....”</text:p>
      <text:p text:style-name="Standard">“Are kya hai meri pehchan ? Chote se gaon me paida hua hu, paida hua to ye chamre ka rog ho gaya, 4 saal ka tha baap mar gaye . Koi pani nahi peeta hai mere ghar ka ,meri vajah se . Chote bacche darte hain mujhe dekh ke . Jaha jata hu log doori banane lagte hain. Aur tum kahti ho bhul jau is beemari ko ! Jab jab raste ke log mujhe ghoorte hain , tab yaad aa jati hai mujhe ye beemari , jab jab kahi bhi naa sunta hu ,tab yaad aa jati hai mujhe ye beemari , kaise bhul jau batao . Ye beemari hi meri pehchan hai aur hamesha rahegi ! Log kabhi nahi bhulenge islie main kabhi nahi bhulunga .”</text:p>
      <text:p text:style-name="Standard">“To kya karoge ? Jo ladka 4thi ki umar me 10vi ke sawal karta tha wo jeevan bhar bas kheti karta rah jayega ? Barbad kar doge bhagwan ke diye hunar ko ?”</text:p>
      <text:p text:style-name="Standard">Hari ke paas jawab nahi hai .Kuch der ki khamoshi , fir achanak Kesha ko kuch yaad ata hai!”</text:p>
      <text:p text:style-name="Standard">“Ae pagla , tumhari race ka kya hua jo Azamgarh me thi ? Kuch inam winam jeete ki nahi? <text:s/>”</text:p>
      <text:p text:style-name="Standard">“ Parso jo hui thi ? Hum pahla sthan aaye aur Rajendar bhaiya 10va . Ab Delhi me hai India level ki agle hafte*(change date as per story) ”</text:p>
      <text:p text:style-name="Standard">Kesha ki anhein khushi se chamak uththi hain. Wo Hari ko gale lagana chahti hai par apne aap ko rokti hai”</text:p>
      <text:p text:style-name="Standard">“ Waah waah waah waah ! Gajab kar diye tum to ! Badhai badhai badhai ! To kab jana hai Dilli ?”</text:p>
      <text:p text:style-name="Standard">“Main nahi jaunga ,us din factory me ganna pahuchana hai” bolkar Hari khada ho jata hai</text:p>
      <text:p text:style-name="Standard">“Fir wahi baat !” Hari chalne lagta hai </text:p>
      <text:p text:style-name="Standard">“Are kaha bhagne lage ?”</text:p>
      <text:p text:style-name="Standard">“Ghar apne aur kaha...Bahut Bhook lagi ho mujhe”</text:p>
      <text:p text:style-name="Standard">“Par inaam me kya mila ye to batate jao”</text:p>
      <text:p text:style-name="Standard">“Kuch batein kal ke liye bhi chor do...” bolte hue Hari stage se bahar nikal jata hai (this sentence is the last/only line of the last letter Kesha writes to Hari before killing herself, yes it is suicide now: “Kal ke liye kuch nahi chorna chahiye”)</text:p>
      <text:p text:style-name="Standard"/>
      <text:p text:style-name="Standard">Add “yuhi kuch bhi nahi kahta somewhere”</text:p>
      <text:p text:style-name="Standard">Black Out</text:p>
      <text:p text:style-name="Standard"/>
      <text:p text:style-name="P5"/>
      <text:p text:style-name="P8">Scene 4:<text:span text:style-name="T3">(Rajendra Hari convo post dinner)</text:span></text:p>
      <text:p text:style-name="Standard">Rajendra aur Hari apni apni khatiya par baithe hain , doodh pee rahe hain aur batein kar rahe hain . </text:p>
      <text:p text:style-name="Standard"/>
      <text:p text:style-name="Standard">Hari: Is bar lagta hai barish der se hogi , badi garmi hai in dino .</text:p>
      <text:p text:style-name="Standard"/>
      <text:p text:style-name="Standard">Rajendra: Ha par jab bhi ho , acche se ho , is saal bhi agar barish kam hui to hamari mehnat fir se barbad ho jayegi</text:p>
      <text:p text:style-name="Standard"/>
      <text:p text:style-name="Standard">Rajendra : Hamari nahi tumhari , main to ab kabhi kabhar hi aata hu khet me , aane kaha deta hai tu mujhe .</text:p>
      <text:p text:style-name="Standard"/>
      <text:p text:style-name="Standard">Hari : Are mere rahte aap mehnat karenge to mere jeevan ka fayda kya hua bhaiya ? Aap bas dwar par rahiye aur raunak badhaiye ..</text:p>
      <text:p text:style-name="Standard"/>
      <text:p text:style-name="Standard">Dono hasne lagte hain ..</text:p>
      <text:p text:style-name="Standard"/>
      <text:p text:style-name="Standard">Rajendra : Are haa , wo ganna is hafte tak kat jayega na . Is ravivar ko apna number hai factory me ganna dene ka , chut gaya to ab 2 mahine baad hi number milega ..</text:p>
      <text:p text:style-name="Standard"/>
      <text:p text:style-name="Standard">Hari : Ha bhaiya ,aap chinta mat kariye .. Kaam zor shor se chal raha hai , aaj somwar tha na , budhwar yani parso tak hi kat jayega .. Fir ravivar ko chala jaunga factory </text:p>
      <text:p text:style-name="Standard"/>
      <text:p text:style-name="Standard">Rajendra hairani aur gusse se use dekhta hai ..</text:p>
      <text:p text:style-name="Standard"/>
      <text:p text:style-name="Standard">Rajendra : Are pagle , ravivar ko tu factory jayega to Delhi daurne kaun jayega ? </text:p>
      <text:p text:style-name="Standard"/>
      <text:p text:style-name="Standard">Hari : Are bhaiya waha jane kya hoga , itni garmi bhi hai , kya pata waha kya parinam aaye .. jile me to koi bhi aa jaye pahla sthan , pure desh me to kitne bade bade khiladi hote ..</text:p>
      <text:p text:style-name="Standard">Rajendra : Aeee chup ! Bahut <text:s/>bolna sikh gaya hai ! ( apne gadde ke andar se ek lifafa nikalta hai) ye le ticket kara diya hun parso ka . Aur kuch paise bhi hain isme . Kuch din delhi ghumna , fir ravivar ko pure man se daurna </text:p>
      <text:p text:style-name="Standard"/>
      <text:p text:style-name="Standard">Hari ke chehre pe khushi chupaye nahi chupti ... bhai ka prem dekh kar uska gala bhar jata hai .</text:p>
      <text:p text:style-name="Standard"/>
      <text:p text:style-name="Standard">Hari : Are bhaiya ticket kara diye aap ,ab kuch inam nahi mila to paise barbad ho jayenge ..</text:p>
      <text:p text:style-name="Standard"/>
      <text:p text:style-name="Standard">Rajendra : Main paise barbad nahi karta ghar ka , inaam milne ka pata hai mujhe tabhi ticket karaya hu . Ab jaa so ja , kuch din araam kar aur acche se doodh pee .... Aur jeetne ke bad mic dein to mera naam le lena ek bar bas !</text:p>
      <text:p text:style-name="Standard"/>
      <text:p text:style-name="Standard">Ab hari ki ankhon se pani bah rha hai . Bachpan me maa baap ko kho dene ke bad usne bas apne bade bhai me hi sara parivar paya .</text:p>
      <text:p text:style-name="Standard"/>
      <text:p text:style-name="Standard">Hari(apne aap ko sambhalte hue): zaroor jeet ke aunga bhaiya, dekhta hun kaun hara leta hai mujhe !</text:p>
      <text:p text:style-name="Standard"/>
      <text:p text:style-name="Standard">Rajendra kuch bolne hi jaata hai ki tab tak ek budha aadmi dhoti pahne hue daura hua unki chaukhat par aata hai . Kareeb ane par dono hi use pahchan lete hain . Wah Kesha ka baap harijan Shankar hai .</text:p>
      <text:p text:style-name="Standard"/>
      <text:p text:style-name="Standard">Rajendra : Are <text:s/>kya hua re Sankar , itni rat ko kaha se dauda aa raha hai ?</text:p>
      <text:p text:style-name="Standard"/>
      <text:p text:style-name="Standard"><text:soft-page-break/>Shankar (apni sans sambhalte hue) : Wo ...virendra babu ..</text:p>
      <text:p text:style-name="Standard"/>
      <text:p text:style-name="Standard">Virendra ka nam sunke dono apni khatiya se khade ho jate hain .</text:p>
      <text:p text:style-name="Standard"/>
      <text:p text:style-name="Standard">Rajendra : Kya hua Viru ko ?</text:p>
      <text:p text:style-name="Standard"/>
      <text:p text:style-name="Standard">Shankar ab bhi sans sambhal nahi paya ..</text:p>
      <text:p text:style-name="Standard">Rajendra uske kareeb jakar uski gardan pakad kar puchta hai :</text:p>
      <text:p text:style-name="Standard">Kya hua Viru ko ? Jaldi bata re Shankar </text:p>
      <text:p text:style-name="Standard"/>
      <text:p text:style-name="Standard">Hari daur kar Rajendra ko pakadne jata hai .</text:p>
      <text:p text:style-name="Standard"/>
      <text:p text:style-name="Standard">Shankar : Viru babu ek dam theek hain , lekin Kesha ..</text:p>
      <text:p text:style-name="Standard">Hari(chinta me) : kya hua Kesha ko ?</text:p>
      <text:p text:style-name="Standard">Shankar batane me darta hai , dheere dheere uski awaaz dukh aur dar se fatne lagti hai .</text:p>
      <text:p text:style-name="Standard">Shankar : wo kesha ... Viru bhaiya ...viru bhaiya ..Kesha ke sath galat kaam kar diye hain ...</text:p>
      <text:p text:style-name="Standard">Shankar foot foot kar rone lagta hai aur zamin par baith jata hai ..</text:p>
      <text:p text:style-name="Standard">Rajendra aur Hari ek dusre ko dekhte hain . Hari ki ankhon me gussa hai ,Rajendra ki ankhon me chinta hai .</text:p>
      <text:p text:style-name="Standard"/>
      <text:p text:style-name="Standard">Rajendra : Kya bakwas kar raha hai Sankar ! Teri ladki ne hi kuch kiya hoga .. Koi bhumihar harijan ki ladki ko muh kyu lagayega ?</text:p>
      <text:p text:style-name="Standard"/>
      <text:p text:style-name="Standard">Hari ke krodh ki koi seema nahi hai ..</text:p>
      <text:p text:style-name="Standard"/>
      <text:p text:style-name="Standard">Hari (tez awaaz me): Bhaiya Kesha aisi ladki nahi hai , Viru hi sala zabardasti kiya hoga ... Jaan le lunga uski aaj </text:p>
      <text:p text:style-name="Standard"/>
      <text:p text:style-name="Standard">Rajendra zor se Hari ko thappad marta hai .</text:p>
      <text:p text:style-name="Standard"/>
      <text:p text:style-name="Standard">Rajendra : Ek harijan ke samne apne bhai ko jaan se marne ki baat karta hai ? Wo Harijan ki ladki tere kaam aayegi ya tera bhai?</text:p>
      <text:p text:style-name="Standard"/>
      <text:p text:style-name="Standard">Hari Rajendra ke thappad se stabdha ho chuka hai . Apne gaalon pe hath rakhkar wo samjne ki koshish kar raha hai ki ye hua kya .</text:p>
      <text:p text:style-name="Standard"/>
      <text:p text:style-name="Standard">Hari( thappad se hui dheemi awaaz me , neeche dekhte hue): Par bhaiya .. jo galat hai wo galat hai .. Agar Veeru ne galti ki hai to use saza milni hi ....</text:p>
      <text:p text:style-name="Standard"/>
      <text:p text:style-name="Standard">Rajendra Hari ki gardan pakad ke uske muh ke paas aa jata hai , aur fusfusate hue kahta hai </text:p>
      <text:p text:style-name="Standard"/>
      <text:p text:style-name="Standard">Rajendra : Chup ! Ek dum chup ! Ham abhi ke abhi is chamar ke ghar jayenge aur dekhenge kya hua hai . Tujhe is harijan ladki ko bhulkar apne bhai ke bare me sochna hoga <text:s/>,jaisa maine tujhe bachpan se sikhaya hai .....aur ab jab tak main <text:s/>na kaahu tu apna muh nahi kholega ..samaj gaya ?</text:p>
      <text:p text:style-name="Standard"/>
      <text:p text:style-name="Standard">Hari muh niche karke muh hilata hai .wo ab bhi gusse me hai..</text:p>
      <text:p text:style-name="Standard">Rajendra(uska muh gardan pakad ke upar uthate hue) : Mujhe sunai nahi diya ?</text:p>
      <text:p text:style-name="Standard"/>
      <text:p text:style-name="Standard">Hari ( Rajendra ki ankho me dekhte hue kahta hai, uski ankhon me ab ansu hain aur awaaz fatne lagi hain ) : Ha bhaiya , samaj gaya.</text:p>
      <text:p text:style-name="Standard"/>
      <text:p text:style-name="Standard">Rajendra : Ae Shankar , gaon me halla to nahi kar diya na tu ki teri beti muh kala kara li hai apna ?</text:p>
      <text:p text:style-name="Standard"><text:soft-page-break/></text:p>
      <text:p text:style-name="Standard">Shankar : Nahi malik ! Aisi murkhta kyu karunga ? Sidhe aap hi ke chaukhat par aya hu , aap hi kuch savidhan nikaliye .</text:p>
      <text:p text:style-name="Standard"/>
      <text:p text:style-name="Standard">Rajendra : Chinta mat kar tu , sab theek kar dunga main . Par ye sala Viru hai kaha par ?</text:p>
      <text:p text:style-name="Standard"/>
      <text:p text:style-name="Standard">Shankar : Malik wo kuch door hamare ghar se nikle aur gir gaye ...wahin honge ..</text:p>
      <text:p text:style-name="Standard"/>
      <text:p text:style-name="Standard">Rajendra : Wahi chor kar aa gaya tu usko ? Koi kutta hai kya wo? Chal Hari ,meri lathi pakda .</text:p>
      <text:p text:style-name="Standard"/>
      <text:p text:style-name="Standard">Rajendra Hari se apni lathi leta hai , Hari apni torch apne bistar se uthata hai aur dono tezi se Shankar ke ghar ki taraf badhte hain .. Kad me chota Shankar unki gati ko barabar karne ki koshish karta hua peeche peeche ata hai </text:p>
      <text:p text:style-name="Standard"/>
      <text:p text:style-name="Standard"><text:tab/><text:tab/><text:tab/><text:tab/><text:tab/><text:tab/>*andhkar*</text:p>
      <text:p text:style-name="P11"><text:span text:style-name="T4">Scene </text:span><text:span text:style-name="T5">5</text:span><text:span text:style-name="T4"> :</text:span><text:span text:style-name="T6">(</text:span>Shankar ke ghar ka drishya<text:span text:style-name="T3">)</text:span></text:p>
      <text:p text:style-name="Standard">Shankar ke dwar se thodi door par Virendra gira hua hai . Nashe me behosh . Kesha ab ghar ki chaukhat par aakar shunya ki taraf dekhte hue chupchap baithi hui hai .Kapde fate hue ,baal bikhre hue ,ankho me laga kajal pure chehre me fail chuka hai, kuch chudhiyan toot kar uske hath me chubhi hui hain , hatho se nikla hua khoon ab sookhne laga hai. Ab tak gaon se or koi waha nahi hain .</text:p>
      <text:p text:style-name="Standard"/>
      <text:p text:style-name="Standard">Ye sara drishya dekhte hi Hari gusse se Virendra ki taraf badhta hai ki tabhi apne bade bade hatho se Rajendra Hari ko badi hi sakhti se rok leta hai . Hari mud kar Rajendra ki taraf dekhta hai aur apna hath chudhakar Kesha ki taraf jata hai .</text:p>
      <text:p text:style-name="Standard"/>
      <text:p text:style-name="Standard">Hari Kesha ke pas jakar khada ho jata hai , par Kesha ab bhi shunya me dekh rahi hai . Hari ko samaj nahi aa raha ki wo kya kare , wo apne bhai ki kartoot se behad sharminda hai .</text:p>
      <text:p text:style-name="Standard"/>
      <text:p text:style-name="Standard">Is beech Rajendra Viru ko ek hath se hi utha ke Khada kar deta hai .</text:p>
      <text:p text:style-name="Standard">Rajendra : Uth re haramzade ! Kya kiya tu ye ?</text:p>
      <text:p text:style-name="Standard">Viru Rajendra ki tez awaaz sunte hi turant hosh me aa jata hai .</text:p>
      <text:p text:style-name="Standard">Virendra : Bhaiya ! Maine kuch nahi kiya bhaiya .</text:p>
      <text:p text:style-name="Standard">Viru turant apne kapde sambhalne lagta hai .</text:p>
      <text:p text:style-name="Standard">Virendra : Yahi ayi thi mere pas , main nashe me tha kuch smja nahi !!</text:p>
      <text:p text:style-name="Standard">Rajendra use thappad marta hai , Virendra wapis zameen par gir jata hai .</text:p>
      <text:p text:style-name="Standard">Rajendra : Chup ! Ek dum Chup ! Main janta nahi kya tujhe ? Galti karta hai or fir ilzam is ladki pe lagata hai . Mera bhai na hota to abhi jaan se mar deta . Tu ruk tujhse main baad m nipatata hu </text:p>
      <text:p text:style-name="Standard">Rajendra Hari ki taraf jata hai .</text:p>
      <text:p text:style-name="Standard"/>
      <text:p text:style-name="Standard">Rajendra : Dekh Shankar , main is Viru ki harkat se bahut sharminda hu ! Par ab jo ho gya so gaya ! Ab hame aage ka sochna hoga . Ye le 500 rupaye ,ye mere jeevan bhar ki punji hai . Apne beti ki kahi dhoom dham se shadi kar dena ,acha khasa dahej bhi ban jayega isme .Or galti se bhi ye bat kisi ko mat batana . Galti bhale hi Viru ki ho , par jis ladki ka balatkar hua ho usse koi shadi nahi karna chahta . Teri ladki kuanri rah jayegi ! Ham sab ki bhalai isi me hai ki ye baat yahi khtm ho jaye .</text:p>
      <text:p text:style-name="Standard">Rajendra Shankar ko 50-50 ki 10 note pakdata hai(check currency system) , aur Shankar bohot soch kar lachar man se use rakh leta hai . Fir Rajendra Kesha ke pas jata hai .</text:p>
      <text:p text:style-name="Standard"/>
      <text:p text:style-name="Standard">Rajendra : Main aaj tak kisi ke aage nahi jhuka par tere aage jhuk kar apne bhai ki taraf se tjse mafi mang rha hu ( apni pagdi uske pairo par rkh deta hai). Maine tere baap ko 500 rupay bhi de diye hain tere bhavishya ke liye , jo hua use bhul jaa ab !</text:p>
      <text:p text:style-name="Standard"/>
      <text:p text:style-name="Standard">Kesha ki ma : Bilkul Sahi kah rahe hain Rajendra Babu ! Beta samjdari se soch ,tu harijan ladki hai .Teri koi sunwai nahi ! Bhul ja jo hua or aage badh! Zindagi tje bahut accha mauka de rahi hai !</text:p>
      <text:p text:style-name="Standard"/>
      <text:p text:style-name="Standard">Kesha bade hi darawne dhang se,pahli baar , apna muh uthati hai.</text:p>
      <text:p text:style-name="Standard"/>
      <text:p text:style-name="Standard">Kesha (dheemi awaaz me) : Bas ?</text:p>
      <text:p text:style-name="Standard"/>
      <text:p text:style-name="Standard">Rajendra (samajne ki koshish krte hue): Matlab?</text:p>
      <text:p text:style-name="Standard"/>
      <text:p text:style-name="Standard">Kesha : Bas 500 rupay ? (khade hokar apna pallu niche girate hue) Ye badan dekhiye .. iske maje lene ke bs 500 rupay ? Upar se main to kunwari bhi ...isse pahle koi nahi gaya tha andar ! To isse jyada rate lena tha pitaji ! Bahut kam liye aap !</text:p>
      <text:p text:style-name="Standard"/>
      <text:p text:style-name="Standard">Shankar : Kya bakwas kar rahi hai Kesha ? Dimag thikane me hai tera ?</text:p>
      <text:p text:style-name="Standard"><text:soft-page-break/>Maa daurkar wapis pallu uthati hai .</text:p>
      <text:p text:style-name="Standard"/>
      <text:p text:style-name="Standard">Kesha (ab chillate hue): Jab meri izzat ka dam lagakar note gin rahe the tab aapka dimag thikane me tha ? Aapki beti hu main ,aapki izzat ! Sheher ki randi nahi jo 500 me bech diya ! Are baap hain aap mere , kuch himmat dikhaiye ? Ladiye mere sath in logo ke khilaf ! Panchayat , chowki ,court ,sadan sari ladai ladne ko tyar hu main ,sari zindagi ladne ko tyar hu main! Fek dijiye ye 500 rupay inke muh par aur chaliye mere sath chowki !</text:p>
      <text:p text:style-name="Standard"/>
      <text:p text:style-name="Standard">Shankar nazrein jhuka leta hai .</text:p>
      <text:p text:style-name="Standard"/>
      <text:p text:style-name="Standard">Kesha : Kya hua pitaji ? Chaliye ?</text:p>
      <text:p text:style-name="Standard"/>
      <text:p text:style-name="Standard">Shankar ke pas koi jaawab nahi .</text:p>
      <text:p text:style-name="Standard"/>
      <text:p text:style-name="Standard">Kesha daur kar apni maa ke pas jati hai !</text:p>
      <text:p text:style-name="Standard"/>
      <text:p text:style-name="Standard">Kesha : Maa ! Tum to aurat ho? Tum to janti ho mujhe kitna dard hua hai aaj ? Tum janti ho na ye zindagi bhar mere sath rhega ? Logo ko pata chale ya na chale mere dimag m roz mera balatkar hota rahega ? </text:p>
      <text:p text:style-name="Standard"/>
      <text:p text:style-name="Standard">Maa ke pas bhi jawab nahi .Kesha ab akhri ummed me Hari ki taraf jati hai .</text:p>
      <text:p text:style-name="Standard"/>
      <text:p text:style-name="Standard">Kesha : Tum ? Tum to premi ho na mere ? Mere rakshak ho na tum ? Ye lo ye samne jo admi leta hai : isne balatakar kiya hai mera , meri izzat looti hai ? Samaj me aya tumhe ? Mujhe nyay chahiye tum de skte ho mujhe nyay ?</text:p>
      <text:p text:style-name="Standard"/>
      <text:p text:style-name="Standard">Hari gusse se aag baboola hai , wo wahi Viru ki jaan le lena chahta hai . Gusse se kanpte hue wo Rajendra ki taraf dekhta hai jo use ishare me naa karta hai . Hari lachari aur sharm se wapis muh jhuka le leta hai . Ye dekh ab Kesha ki sari ummedein toot chuki hain aur wo foot foot kar rone lagti hai . </text:p>
      <text:p text:style-name="Standard"/>
      <text:p text:style-name="Standard">Rajendra : Bohot hua ye natak ! Dekh Shankar , main baat sambhalne ke liye jitna kar sakta tha utna kar liya ! Ab teri zimmedari hai teri beti ko samjhana , main chahta to inhi 500 rupayon me pancho ko kharid kar tere parivar ko gaon se bahar nikalwa deta ! Main samjdari dikha raha hu , teri beti ko smja ki wo bhi dikhaye .</text:p>
      <text:p text:style-name="Standard"/>
      <text:p text:style-name="Standard">Kesha : Ye lo apne paise ! Pancho ko kharidna ho ya Pradhan mantri ko ! Main apna nyay lekar rahungi ! Main kalyug ki draupadi hun .... jise krishna bhi bachane nahi aaye , ‘chamar’ hu na shayd islie !</text:p>
      <text:p text:style-name="Standard">Par tum sahi ho Rajendra Babu , ye nyay mujhe kabhi nhi milega ! Jite ji to bilkul nahi , mar kar shayad main misaal ban jau .</text:p>
      <text:p text:style-name="Standard"/>
      <text:p text:style-name="P7">Kesha chaku se apna gala ret deti hai . Khoon ki dhara nadi ki tarah uski gardan se bahne lagti hai , Hari daur kar uska sir apni god me rkh leta hai . Or bahte khoon ko rokne ki nakaam koshish krta hai . Kesha Hari se apne antim chano me bahut kuch kahna chahti hai par bina kuch kahe hamesha ke liye maun ho jati hai ..</text:p>
      <text:p text:style-name="P10">Scene 6:(Rajendra Hari convo)</text:p>
      <text:p text:style-name="P7"/>
      <text:p text:style-name="P3"><text:s/>Rajendra : Hari ...Hari ..Hari Ye rone ka waqt nahi .... Sambhal apne aap ko </text:p>
      <text:p text:style-name="P3"/>
      <text:p text:style-name="P3">Virendra : bhaiya , ye kya kar diya is ladki ne bhaiya ! Iska khoon to mere naam hi ho jaega, main to barabad ho gaya . Bhaiya mje bacha lijiye bhaiya ( Rajendra ke pair pakad leta hai ) . Mje fansi lag jayegi to meri bitiya aur beta anath ho jayenge....</text:p>
      <text:p text:style-name="P3"/>
      <text:p text:style-name="P3"/>
      <text:p text:style-name="P3"/>
      <text:p text:style-name="P3">Rajendra : Are kya karu main ab bata ? Ye padi hai laash , balatkar kiya tune ab kya kahani bataunga main police ko? Tu to jail jaega hi , salon se mne jo izzat banayi wo bhi chali jayegi... betiyon se koi shadi nahi krega , hamare ghar ka koi pani nahi peeyega...sab barbad kar diya tune !</text:p>
      <text:p text:style-name="P3"/>
      <text:p text:style-name="P3"/>
      <text:p text:style-name="P3"/>
      <text:p text:style-name="P3">Virendra : Mje akhri mauka de dijiye bhaiya ,main sharab bhi chor dunga ! </text:p>
      <text:p text:style-name="P3"/>
      <text:p text:style-name="P3">* Kuch der sochne ke baad *</text:p>
      <text:p text:style-name="P3"/>
      <text:p text:style-name="P3">Bhaya mere pas ek tarkeeb hai bhaiya ..Ye Hari hai na , iska to koi pariwar nahi na kabhi hoga , ye ilzam apne sir le le to sab theek ho jayga bhaiya ... </text:p>
      <text:p text:style-name="P3"/>
      <text:p text:style-name="P3">* Sab chupchap khde hain*</text:p>
      <text:p text:style-name="P3"/>
      <text:p text:style-name="P3">( Virendra dheemi awaaz m Rajendra ke pas jakar kahta hai)</text:p>
      <text:p text:style-name="P3"/>
      <text:p text:style-name="P3">Bhaiya wse bhi to ye Kesha ke sang ghuma karta tha ... Log smjenge kuch hua hoga dono ke bich... fir shadi se mana kar diya Hariya.</text:p>
      <text:p text:style-name="P3"/>
      <text:p text:style-name="P3">..to choti jati ki ladki ..jaan le li apni ! </text:p>
      <text:p text:style-name="P3"/>
      <text:p text:style-name="P3">( Virendra ki baat me dum hai, Par Rajendra ki himmat nhi Hari se bat krne ki ) </text:p>
      <text:p text:style-name="P3"/>
      <text:p text:style-name="P7">* Hari ye sunkar gusse se Virendra ki trf muh uthata hai, fir uske pas khde apne bhaiya ki ankhon m ansu dekhta hai ..</text:p>
      <text:p text:style-name="P3"/>
      <text:p text:style-name="P7">Hari turant uth khada ho jata hai, or apne bhai ko gale se laga kar rone lgta hai ...</text:p>
      <text:p text:style-name="P3"/>
      <text:p text:style-name="P3">Rajendra : aaj main utna hi akela mehsoos kar raha hu jitna pitaji ke marne ke bad kar raha tha ...saalon ka mera parishram barbad ho gaya ...</text:p>
      <text:p text:style-name="P3"/>
      <text:p text:style-name="P3"/>
      <text:p text:style-name="P3"/>
      <text:p text:style-name="P3">Hari : kuch barbad nahi hoga bhaiya ... Main ye ilzam apne sir le lunga ..fir koi badnami nahi hogi...or mera to vaise bhi koi bhavishya nhi ...na Kusht rogi ko koi puchta hai na balatkari Kusht rogi ko koi puchega ... Kch farak nahi padega .. aap befikr ho jaiye bhaiya main sb theek kar dunga !</text:p>
      <text:p text:style-name="P3"/>
      <text:p text:style-name="P3"/>
      <text:p text:style-name="P3"/>
      <text:p text:style-name="P3"><text:soft-page-break/>Rajendra : Tu itna bada balidan dene ko itni jaldi tyar ho gaya ? Tere jaisa bhai paakar to main Dhanya ho gaya .. ( <text:span text:style-name="T1">hari ke pair choone lagta hai</text:span>) </text:p>
      <text:p text:style-name="P3"/>
      <text:p text:style-name="P4">Hari : jo kuch mne paya hai aapki vjh se paya hai bhaiya, aap ke liyes sb kch khone me bhi koi farz nahi ! </text:p>
      <text:p text:style-name="P4">Pariwar pahle fir main !</text:p>
      <text:p text:style-name="P3"/>
      <text:p text:style-name="P7">*Koi naukar ko chillakar bulana shuru karta </text:p>
      <text:p text:style-name="P7"/>
      <text:p text:style-name="P3">** Scene end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3:34:34.643126189</meta:creation-date>
    <dc:date>2023-08-11T12:52:02.070808610</dc:date>
    <meta:editing-duration>P2DT22H57M5S</meta:editing-duration>
    <meta:editing-cycles>1</meta:editing-cycles>
    <meta:document-statistic meta:table-count="0" meta:image-count="0" meta:object-count="0" meta:page-count="13" meta:paragraph-count="214" meta:word-count="5292" meta:character-count="23911" meta:non-whitespace-character-count="18786"/>
    <meta:generator>LibreOffice/6.4.7.2$Linux_X86_64 LibreOffice_project/40$Build-2</meta:generator>
  </office:meta>
</office:document-meta>
</file>